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f682" officeooo:paragraph-rsid="001af6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ails du pattern Factory Meth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15:30:53.537988826</meta:creation-date>
    <dc:date>2014-11-26T15:31:19.012176222</dc:date>
    <meta:editing-duration>PT25S</meta:editing-duration>
    <meta:editing-cycles>1</meta:editing-cycles>
    <meta:document-statistic meta:table-count="0" meta:image-count="0" meta:object-count="0" meta:page-count="1" meta:paragraph-count="1" meta:word-count="5" meta:character-count="33" meta:non-whitespace-character-count="29"/>
    <meta:generator>LibreOffice/4.3.3.2$Linux_X86_64 LibreOffice_project/430m0$Build-2</meta:generator>
  </office:meta>
</office:document-meta>
</file>